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Default"/>
          <table:table-cell table:style-name="Default" office:value-type="string" calcext:value-type="string">
            <text:p>mAh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2" calcext:value-type="float">
            <text:p>52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weeks</text:p>
          </table:table-cell>
          <table:table-cell table:style-name="ce1" office:value-type="string" calcext:value-type="string">
            <text:p>years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A</text:p>
          </table:table-cell>
          <table:table-cell table:formula="of:=[.B6]*IF( EXACT([.C6];&quot;mA&quot;); 1; IF( EXACT([.C6];&quot;uA&quot;); 0.001; 1000 )  )" office:value-type="float" office:value="0.02" calcext:value-type="float">
            <text:p>0.02</text:p>
          </table:table-cell>
          <table:table-cell office:value-type="string" calcext:value-type="string">
            <text:p>mA</text:p>
          </table:table-cell>
          <table:table-cell/>
          <table:table-cell table:formula="of:=[.$G$4]/[.D6]" office:value-type="float" office:value="15000" calcext:value-type="float">
            <text:p>15,000.0</text:p>
          </table:table-cell>
          <table:table-cell table:formula="of:=[.G6]/[.H$4]" office:value-type="float" office:value="625" calcext:value-type="float">
            <text:p>625.0</text:p>
          </table:table-cell>
          <table:table-cell table:formula="of:=[.H6]/[.I$4]" office:value-type="float" office:value="89.2857142857143" calcext:value-type="float">
            <text:p>89.3</text:p>
          </table:table-cell>
          <table:table-cell table:formula="of:=[.I6]/[.J$4]" office:value-type="float" office:value="1.71703296703297" calcext:value-type="float">
            <text:p>1.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A</text:p>
          </table:table-cell>
          <table:table-cell table:formula="of:=[.B7]*IF( EXACT([.C7];&quot;mA&quot;); 1; IF( EXACT([.C7];&quot;uA&quot;); 0.001; 1000 )  )" office:value-type="float" office:value="20" calcext:value-type="float">
            <text:p>20</text:p>
          </table:table-cell>
          <table:table-cell office:value-type="string" calcext:value-type="string">
            <text:p>mA</text:p>
          </table:table-cell>
          <table:table-cell/>
          <table:table-cell table:formula="of:=[.$G$4]/[.D7]" office:value-type="float" office:value="15" calcext:value-type="float">
            <text:p>15.0</text:p>
          </table:table-cell>
          <table:table-cell table:formula="of:=[.G7]/[.H$4]" office:value-type="float" office:value="0.625" calcext:value-type="float">
            <text:p>0.6</text:p>
          </table:table-cell>
          <table:table-cell table:formula="of:=[.H7]/[.I$4]" office:value-type="float" office:value="0.0892857142857143" calcext:value-type="float">
            <text:p>0.1</text:p>
          </table:table-cell>
          <table:table-cell table:formula="of:=[.I7]/[.J$4]" office:value-type="float" office:value="0.00171703296703297" calcext:value-type="float">
            <text:p>0.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A</text:p>
          </table:table-cell>
          <table:table-cell table:formula="of:=[.B8]*IF( EXACT([.C8];&quot;mA&quot;); 1; IF( EXACT([.C8];&quot;uA&quot;); 0.001; 1000 )  )" office:value-type="float" office:value="100" calcext:value-type="float">
            <text:p>100</text:p>
          </table:table-cell>
          <table:table-cell office:value-type="string" calcext:value-type="string">
            <text:p>mA</text:p>
          </table:table-cell>
          <table:table-cell/>
          <table:table-cell table:formula="of:=[.$G$4]/[.D8]" office:value-type="float" office:value="3" calcext:value-type="float">
            <text:p>3.0</text:p>
          </table:table-cell>
          <table:table-cell table:formula="of:=[.G8]/[.H$4]" office:value-type="float" office:value="0.125" calcext:value-type="float">
            <text:p>0.1</text:p>
          </table:table-cell>
          <table:table-cell table:formula="of:=[.H8]/[.I$4]" office:value-type="float" office:value="0.0178571428571429" calcext:value-type="float">
            <text:p>0.0</text:p>
          </table:table-cell>
          <table:table-cell table:formula="of:=[.I8]/[.J$4]" office:value-type="float" office:value="0.000343406593406593" calcext:value-type="float">
            <text:p>0.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A</text:p>
          </table:table-cell>
          <table:table-cell table:formula="of:=[.B9]*IF( EXACT([.C9];&quot;mA&quot;); 1; IF( EXACT([.C9];&quot;uA&quot;); 0.001; 1000 )  )" office:value-type="float" office:value="0.02" calcext:value-type="float">
            <text:p>0.02</text:p>
          </table:table-cell>
          <table:table-cell office:value-type="string" calcext:value-type="string">
            <text:p>mA</text:p>
          </table:table-cell>
          <table:table-cell/>
          <table:table-cell table:formula="of:=[.$G$4]/[.D9]" office:value-type="float" office:value="15000" calcext:value-type="float">
            <text:p>15,000.0</text:p>
          </table:table-cell>
          <table:table-cell table:formula="of:=[.G9]/[.H$4]" office:value-type="float" office:value="625" calcext:value-type="float">
            <text:p>625.0</text:p>
          </table:table-cell>
          <table:table-cell table:formula="of:=[.H9]/[.I$4]" office:value-type="float" office:value="89.2857142857143" calcext:value-type="float">
            <text:p>89.3</text:p>
          </table:table-cell>
          <table:table-cell table:formula="of:=[.I9]/[.J$4]" office:value-type="float" office:value="1.71703296703297" calcext:value-type="float">
            <text:p>1.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A</text:p>
          </table:table-cell>
          <table:table-cell table:formula="of:=[.B10]*IF( EXACT([.C10];&quot;mA&quot;); 1; IF( EXACT([.C10];&quot;uA&quot;); 0.001; 1000 )  )" office:value-type="float" office:value="0.02" calcext:value-type="float">
            <text:p>0.02</text:p>
          </table:table-cell>
          <table:table-cell office:value-type="string" calcext:value-type="string">
            <text:p>mA</text:p>
          </table:table-cell>
          <table:table-cell/>
          <table:table-cell table:formula="of:=[.$G$4]/[.D10]" office:value-type="float" office:value="15000" calcext:value-type="float">
            <text:p>15,000.0</text:p>
          </table:table-cell>
          <table:table-cell table:formula="of:=[.G10]/[.H$4]" office:value-type="float" office:value="625" calcext:value-type="float">
            <text:p>625.0</text:p>
          </table:table-cell>
          <table:table-cell table:formula="of:=[.H10]/[.I$4]" office:value-type="float" office:value="89.2857142857143" calcext:value-type="float">
            <text:p>89.3</text:p>
          </table:table-cell>
          <table:table-cell table:formula="of:=[.I10]/[.J$4]" office:value-type="float" office:value="1.71703296703297" calcext:value-type="float">
            <text:p>1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5T12:56:11.241706900</meta:creation-date>
    <dc:date>2025-04-05T13:30:32.546158600</dc:date>
    <meta:editing-duration>PT7M46S</meta:editing-duration>
    <meta:editing-cycles>1</meta:editing-cycles>
    <meta:document-statistic meta:table-count="1" meta:cell-count="49" meta:object-count="0"/>
    <meta:generator>LibreOffice/25.2.1.2$Windows_X86_64 LibreOffice_project/d3abf4aee5fd705e4a92bba33a32f40bc4e56f49</meta:generator>
  </office:meta>
</office:document-meta>
</file>